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4ad" officeooo:paragraph-rsid="0019d4ad"/>
    </style:style>
    <style:style style:name="P2" style:family="paragraph" style:parent-style-name="Standard" style:list-style-name="L1">
      <style:text-properties officeooo:rsid="0019d4ad" officeooo:paragraph-rsid="0019d4ad"/>
    </style:style>
    <style:style style:name="P3" style:family="paragraph" style:parent-style-name="Standard">
      <style:text-properties fo:font-size="18pt" officeooo:rsid="0019d4ad" officeooo:paragraph-rsid="0019d4ad" style:font-size-asian="18pt" style:font-size-complex="18pt"/>
    </style:style>
    <style:style style:name="P4" style:family="paragraph" style:parent-style-name="Standard">
      <style:text-properties fo:font-size="14pt" officeooo:rsid="0019d4ad" officeooo:paragraph-rsid="0019d4ad" fo:background-color="#fff200" style:font-size-asian="14pt" style:font-size-complex="14pt"/>
    </style:style>
    <style:style style:name="T1" style:family="text">
      <style:text-properties officeooo:rsid="001a7d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b Developer Course – teacher Jonas</text:p>
      <text:p text:style-name="P1"/>
      <text:p text:style-name="P4">Day 1</text:p>
      <text:p text:style-name="P1">Static or Dynamic web sites. </text:p>
      <text:list xml:id="list2310466168" text:style-name="L1">
        <text:list-item>
          <text:p text:style-name="P2">Static web sites just receive the html, css, and javascript directly from the <text:span text:style-name="T1">web </text:span>server.</text:p>
        </text:list-item>
        <text:list-item>
          <text:p text:style-name="P2">Dynamic web sites are constantly changing, and pulling information using Python, etc. from the <text:span text:style-name="T1">web</text:span> server to show on your browser, specifically for you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4:12:14.702147549</meta:creation-date>
    <dc:date>2022-01-05T14:25:42.026397637</dc:date>
    <meta:editing-duration>PT3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3" meta:character-count="313" meta:non-whitespace-character-count="265"/>
  </office:meta>
</office:document-meta>
</file>